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41160" officeooo:paragraph-rsid="00141160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41160" officeooo:paragraph-rsid="00141160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45751" officeooo:paragraph-rsid="0014575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break-before="page"/>
    </style:style>
    <style:style style:name="P8" style:family="paragraph" style:parent-style-name="Standard" style:master-page-name="MP0">
      <style:paragraph-properties style:page-number="auto" fo:break-before="page"/>
    </style:style>
    <style:style style:name="P9" style:family="paragraph" style:parent-style-name="Standard" style:list-style-name="L1"/>
    <style:style style:name="P10" style:family="paragraph" style:parent-style-name="Standard" style:list-style-name="L2"/>
    <style:style style:name="P11" style:family="paragraph" style:parent-style-name="Standard" style:list-style-name="L2">
      <style:text-properties officeooo:rsid="00141160" officeooo:paragraph-rsid="00141160"/>
    </style:style>
    <style:style style:name="P12" style:family="paragraph" style:parent-style-name="Standard" style:list-style-name="L3"/>
    <style:style style:name="P13" style:family="paragraph" style:parent-style-name="Standard" style:list-style-name="L4"/>
    <style:style style:name="P14" style:family="paragraph" style:parent-style-name="Standard" style:list-style-name="L5"/>
    <style:style style:name="P15" style:family="paragraph" style:parent-style-name="Standard" style:list-style-name="L6"/>
    <style:style style:name="P16" style:family="paragraph" style:parent-style-name="Standard" style:list-style-name="L7"/>
    <style:style style:name="P17" style:family="paragraph" style:parent-style-name="Standard" style:list-style-name="L2">
      <style:text-properties officeooo:rsid="0015b5d9" officeooo:paragraph-rsid="0015b5d9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5b5d9" officeooo:paragraph-rsid="0015b5d9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842a4" officeooo:paragraph-rsid="001842a4" style:font-size-asian="10.5pt" style:font-weight-asian="normal" style:font-size-complex="12pt" style:font-weight-complex="normal"/>
    </style:style>
    <style:style style:name="P20" style:family="paragraph" style:parent-style-name="Standard" style:list-style-name="L2">
      <style:text-properties officeooo:rsid="001616eb" officeooo:paragraph-rsid="001616eb"/>
    </style:style>
    <style:style style:name="P21" style:family="paragraph" style:parent-style-name="Standard" style:list-style-name="L2">
      <style:text-properties officeooo:rsid="00171aff" officeooo:paragraph-rsid="00171aff"/>
    </style:style>
    <style:style style:name="T1" style:family="text">
      <style:text-properties officeooo:rsid="0014f28f"/>
    </style:style>
    <style:style style:name="T2" style:family="text">
      <style:text-properties officeooo:rsid="001842a4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5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5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WW_5f_CharLFO6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6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6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6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6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6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6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6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6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WW_5f_CharLFO7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7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7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7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7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7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7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7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7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ollin Gros</text:p>
      <text:p text:style-name="Standard">04/08/19</text:p>
      <text:p text:style-name="Standard">ENGR-2392-002</text:p>
      <text:p text:style-name="P2">SIA</text:p>
      <text:p text:style-name="P1">Abstract</text:p>
      <text:list xml:id="list2092008567" text:style-name="L1">
        <text:list-item>
          <text:p text:style-name="P9">Road map of your paper.</text:p>
        </text:list-item>
        <text:list-item>
          <text:p text:style-name="P9">1-2 sentence thesis statement: summary of position, argument, “I think that blockchain should be applied to hospital ledgers...”</text:p>
        </text:list-item>
      </text:list>
      <text:p text:style-name="P1">1. Background</text:p>
      <text:p text:style-name="P4">1.1 Impacts of Blockchain Technology</text:p>
      <text:list xml:id="list2783201361" text:style-name="L2">
        <text:list-item>
          <text:p text:style-name="P10">What is blockchain?</text:p>
          <text:p text:style-name="P11">Blockchain <text:span text:style-name="T1">is a technology that serves as a decentralized ledger, constantly updating a record of transactions [2]. Intermediaries, like banks, have traditionally been used as a method of verifying transactions. Blockchain technology cuts out the intermediary because of its complete visibility and cryptographic aspects [1].</text:span></text:p>
        </text:list-item>
        <text:list-item>
          <text:p text:style-name="P10">How does it work? (not too detailed)</text:p>
          <text:p text:style-name="P17">Each transaction is recorded and grouped into a block, which is then added to the chain of blocks, known as the blockchain. Each block is protected using cryptographic principles: miners (people with high computational power), compete to solve a complex mathematical problem, of which the first to complete the problem gets a block reward [1]. The chain is synchronized and updated among various nodes across the world.</text:p>
        </text:list-item>
        <text:list-item>
          <text:p text:style-name="P10">Who made it?</text:p>
          <text:p text:style-name="P20">An unknown individual, under the pseudonymous name of Satoshi Nakamoto published a paper titled, “Bitcoin: A Peer-toPeer Electronic Cash System” [3], which introduced a new cryptocurrency called Bitcoin, and with it, blockchain technology.</text:p>
        </text:list-item>
        <text:list-item>
          <text:p text:style-name="P10">What was its original purpose?</text:p>
          <text:p text:style-name="P21">Blockchain was originally invented to serve as a self-validating transaction ledger for <text:span text:style-name="T2">a</text:span> cryptocurrency <text:span text:style-name="T2">known as </text:span>Bitcoin.</text:p>
        </text:list-item>
        <text:list-item>
          <text:p text:style-name="P10">Why do people want to use it for other purposes?</text:p>
          <text:p text:style-name="P10"/>
        </text:list-item>
        <text:list-item>
          <text:p text:style-name="P10">Applications outside of original purpose?</text:p>
        </text:list-item>
        <text:list-item>
          <text:p text:style-name="P10">Who is DIRECTLY impacted from the proposed blockchain applications?</text:p>
        </text:list-item>
        <text:list-item>
          <text:p text:style-name="P10">Who is INDIRECTLY impacted from the proposed blockchain applications? (less directly affected)</text:p>
        </text:list-item>
        <text:list-item>
          <text:p text:style-name="P10">Give 3-4 benefits, without weighing importance</text:p>
        </text:list-item>
        <text:list-item>
          <text:p text:style-name="P10">Give 3-4 drawbacks, without weighing importance</text:p>
        </text:list-item>
      </text:list>
      <text:p text:style-name="Standard"/>
      <text:p text:style-name="P1">2. Position</text:p>
      <text:p text:style-name="P4">2.1 Benefits/Drawbacks</text:p>
      <text:list xml:id="list3252279279" text:style-name="L3">
        <text:list-item>
          <text:p text:style-name="P12">Which benefit is the most significant/important/useful?</text:p>
        </text:list-item>
        <text:list-item>
          <text:p text:style-name="P12">Why is this benefit the most important? Why should the reader care?</text:p>
        </text:list-item>
        <text:list-item>
          <text:p text:style-name="P12">Which drawback is the most significant/important/useful?</text:p>
        </text:list-item>
        <text:list-item>
          <text:p text:style-name="P12">Why is this drawback the most important? Why should the reader care?</text:p>
        </text:list-item>
      </text:list>
      <text:p text:style-name="Standard"/>
      <text:p text:style-name="P4">2.2 Application of Ethical Theory</text:p>
      <text:list xml:id="list2462684982" text:style-name="L4">
        <text:list-item>
          <text:p text:style-name="P13">Choose an ethical theory which you think is the most “correct”. <text:s/>Demonstrate an understanding of the mechanics of the approach. Apply it to blockchain.</text:p>
        </text:list-item>
        <text:list-item>
          <text:p text:style-name="P13">Get specific in application, and be specific in approach.</text:p>
        </text:list-item>
        <text:list-item>
          <text:p text:style-name="P13"><text:soft-page-break/>Apply ACME code of ethics: who does “the public” refer to (and other vague terms, apply to blockchain)?</text:p>
        </text:list-item>
      </text:list>
      <text:p text:style-name="Standard"/>
      <text:p text:style-name="P4">2.3 Deployment</text:p>
      <text:list xml:id="list2807802556" text:style-name="L5">
        <text:list-item>
          <text:p text:style-name="P14">Should blockchain continue to be developed or deployed?</text:p>
        </text:list-item>
        <text:list-item>
          <text:p text:style-name="P14">Why? Reference 2.1 and 2.2 in your explanation.</text:p>
        </text:list-item>
      </text:list>
      <text:p text:style-name="Standard"/>
      <text:p text:style-name="P4">2.4 Challenges</text:p>
      <text:list xml:id="list256230706" text:style-name="L6">
        <text:list-item>
          <text:p text:style-name="P15">Choose the strongest counter-argument TO YOUR POSITION that you can find. Identify it.</text:p>
        </text:list-item>
        <text:list-item>
          <text:p text:style-name="P15">Respond to this objection.</text:p>
        </text:list-item>
      </text:list>
      <text:p text:style-name="Standard"/>
      <text:p text:style-name="P1">Conclusion</text:p>
      <text:list xml:id="list4067718569" text:style-name="L7">
        <text:list-item>
          <text:p text:style-name="P16">Provide a nice little summary/point to the next step. Don’t be too detailed.</text:p>
        </text:list-item>
      </text:list>
      <text:p text:style-name="Standard"/>
      <text:p text:style-name="P7"/>
      <text:p text:style-name="P3">Works Cited</text:p>
      <text:p text:style-name="P5">1. <text:a xlink:type="simple" xlink:href="https://medium.com/blockchain-review/how-does-the-blockchain-work-for-dummies-explained-simply-9f94d386e093" text:style-name="Internet_20_link" text:visited-style-name="Visited_20_Internet_20_Link">https://medium.com/blockchain-review/how-does-the-blockchain-work-for-dummies-explained-simply-9f94d386e093</text:a></text:p>
      <text:p text:style-name="P6">2. <text:a xlink:type="simple" xlink:href="https://www.fool.com/investing/2018/01/10/the-basics-of-blockchain-technology-explained-in-p.aspx" text:style-name="Internet_20_link" text:visited-style-name="Visited_20_Internet_20_Link">https://www.fool.com/investing/2018/01/10/the-basics-of-blockchain-technology-explained-in-p.aspx</text:a></text:p>
      <text:p text:style-name="P18">3. <text:a xlink:type="simple" xlink:href="https://bitcoin.org/bitcoin.pdf" text:style-name="Internet_20_link" text:visited-style-name="Visited_20_Internet_20_Link">https://bitcoin.org/bitcoin.pdf</text:a></text:p>
      <text:p text:style-name="P19">4. <text:a xlink:type="simple" xlink:href="https://j2-capital.com/wp-content/uploads/2017/11/AIR-2016-Blockchain.pdf" text:style-name="Internet_20_link" text:visited-style-name="Visited_20_Internet_20_Link">https://j2-capital.com/wp-content/uploads/2017/11/AIR-2016-Blockchain.pdf</text:a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2" style:display-name="WW_CharLFO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3" style:display-name="WW_CharLFO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4" style:display-name="WW_CharLFO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5" style:display-name="WW_CharLFO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6" style:display-name="WW_CharLFO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7" style:display-name="WW_CharLFO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8" style:display-name="WW_CharLFO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9" style:display-name="WW_CharLFO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04-10T14:27:00Z</meta:creation-date>
    <dc:date>2019-04-10T19:57:02.124271442</dc:date>
    <meta:editing-cycles>8</meta:editing-cycles>
    <meta:editing-duration>PT3H30M6S</meta:editing-duration>
    <meta:document-statistic meta:table-count="0" meta:image-count="0" meta:object-count="0" meta:page-count="3" meta:paragraph-count="47" meta:word-count="450" meta:character-count="3099" meta:non-whitespace-character-count="2723"/>
    <meta:template xlink:type="simple" xlink:actuate="onRequest" xlink:title="" xlink:href="Normal.dotm"/>
  </office:meta>
</office:document-meta>
</file>